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8fd36" officeooo:paragraph-rsid="0008fd36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style:text-position="0% 100%" fo:font-style="normal" style:text-underline-style="none" style:font-style-asian="normal" style:font-style-complex="normal"/>
    </style:style>
    <style:style style:name="T1" style:family="text">
      <style:text-properties officeooo:rsid="0008fd36"/>
    </style:style>
    <style:style style:name="T2" style:family="text">
      <style:text-properties fo:font-variant="normal" fo:text-transform="none" fo:color="#e6edf3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e6edf3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style:font-weight-asian="normal" style:font-weight-complex="normal" loext:padding="0in" loext:border="none"/>
    </style:style>
    <style:style style:name="T4" style:family="text">
      <style:text-properties fo:font-variant="normal" fo:text-transform="none" fo:color="#e6edf3" loext:opacity="100%" style:text-line-through-style="none" style:text-line-through-type="none" style:font-name="apple-system" fo:font-size="10.5pt" fo:letter-spacing="normal" fo:font-style="normal" style:text-underline-style="none" fo:font-weight="bold" style:text-blinking="false" style:font-weight-asian="bold" style:font-weight-complex="bold" loext:padding="0in" loext:border="none"/>
    </style:style>
    <style:style style:name="T5" style:family="text">
      <style:text-properties fo:font-variant="normal" fo:text-transform="none" fo:color="#e6edf3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6" style:family="text">
      <style:text-properties fo:font-variant="normal" fo:text-transform="none" fo:color="#e6edf3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e6edf3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8" style:family="text">
      <style:text-properties fo:font-variant="normal" fo:text-transform="none" fo:color="#e6edf3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in" loext:border="non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naghamahmed/sprints/edit/main/Jenkins/lab3/q02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naghamahmed/sprints/delete/main/Jenkins/lab3/q02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are different method to trigger pipeline in jenkins ? </text:p>
      <text:p text:style-name="Standard">- Build manually.</text:p>
      <text:p text:style-name="Standard">- Trigger builds remotely.</text:p>
      <text:p text:style-name="Standard">- Build after other projects are built.</text:p>
      <text:p text:style-name="Standard">- Build periodically.</text:p>
      <text:p text:style-name="Standard">- GitHub webhook trigger.</text:p>
      <text:p text:style-name="Standard">- Poll SCM</text:p>
      <text:p text:style-name="Standard"/>
      <text:p text:style-name="Standard"/>
      <text:p text:style-name="Standard">2)what is the benefit of using master-slave architecture rather than building on master only ?</text:p>
      <text:p text:style-name="P3">- Jenkins can handle 100+ machines and distributes the workload to them automatically.</text:p>
      <text:p text:style-name="Standard">- This can create various build sections that supports all the environments that you need to run build/test within.</text:p>
      <text:p text:style-name="Standard"/>
      <text:p text:style-name="Standard"/>
      <text:p text:style-name="Standard"><text:span text:style-name="T1">3- </text:span>what is different between authorization and authentication ? </text:p>
      <text:p text:style-name="Standard">- Authentication verifies the identity of a user or service,</text:p>
      <text:p text:style-name="Standard">- Authorization determines their access rights.</text:p>
      <text:p text:style-name="Standard"/>
      <text:p text:style-name="Standard"/>
      <text:p text:style-name="Standard"/>
      <text:p text:style-name="P1">4- what is the benefit of making organization job in jenkins?</text:p>
      <text:p text:style-name="P1">- Organization Folders enable Jenkins to monitor an entire GitHub Organization</text:p>
      <text:p text:style-name="P1">- and automatically create new Multibranch Pipelines for repositories which contain branches and pull requests containing a Jenkinsfile.</text:p>
      <text:p text:style-name="P1"/>
      <text:p text:style-name="P1"/>
      <text:p text:style-name="P1">5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fd3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2:34:55.460768198</meta:creation-date>
    <dc:date>2023-04-04T12:44:05.823828160</dc:date>
    <meta:editing-duration>PT9M11S</meta:editing-duration>
    <meta:editing-cycles>1</meta:editing-cycles>
    <meta:document-statistic meta:table-count="0" meta:image-count="0" meta:object-count="0" meta:page-count="1" meta:paragraph-count="17" meta:word-count="147" meta:character-count="940" meta:non-whitespace-character-count="808"/>
    <meta:generator>LibreOffice/7.3.7.2$Linux_X86_64 LibreOffice_project/30$Build-2</meta:generator>
  </office:meta>
</office:document-meta>
</file>